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67ba2"/>
    </style:style>
    <style:style style:name="P4" style:family="paragraph" style:parent-style-name="Standard">
      <style:paragraph-properties fo:text-align="start" style:justify-single-word="false"/>
      <style:text-properties officeooo:rsid="00167ba2" officeooo:paragraph-rsid="00167ba2"/>
    </style:style>
    <style:style style:name="P5" style:family="paragraph" style:parent-style-name="Standard">
      <style:text-properties officeooo:rsid="00167ba2" officeooo:paragraph-rsid="00167ba2"/>
    </style:style>
    <style:style style:name="T1" style:family="text">
      <style:text-properties officeooo:rsid="00167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azer Login</text:span> -Caso de Uso</text:p>
      <text:p text:style-name="P2">NOME</text:p>
      <text:p text:style-name="P3"><text:span text:style-name="T1">Fazer Login</text:span></text:p>
      <text:p text:style-name="P2"/>
      <text:p text:style-name="P2">DESCRIÇÃO SUCINTA</text:p>
      <text:p text:style-name="P2">Usuário realiza o <text:span text:style-name="T1">login no app</text:span></text:p>
      <text:p text:style-name="P2"/>
      <text:p text:style-name="P2">Atores </text:p>
      <text:p text:style-name="P2">Usuário</text:p>
      <text:p text:style-name="P2"/>
      <text:p text:style-name="P2">PRÉ-CONDIÇÕES</text:p>
      <text:p text:style-name="P4">Estar Cadastrado no app</text:p>
      <text:p text:style-name="P2"/>
      <text:p text:style-name="P2">FLUXO BÁSICO</text:p>
      <text:p text:style-name="P2">1. O usuário seleciona a opção <text:span text:style-name="T1">login </text:span>no app</text:p>
      <text:p text:style-name="P2">2. O usuário preenche o <text:span text:style-name="T1">login</text:span> </text:p>
      <text:p text:style-name="P2">3. O sistema <text:span text:style-name="T1">aprova o login</text:span></text:p>
      <text:p text:style-name="P2">4. Caso de uso é encerrado</text:p>
      <text:p text:style-name="P2"/>
      <text:p text:style-name="P2">FLUXOS ALTERNATIVOS: </text:p>
      <text:p text:style-name="P2">Alternativa ao passo 3 – <text:span text:style-name="T1">Sistema não encontrou</text:span> dados cadastrais</text:p>
      <text:p text:style-name="P2">1.a O sistema informa <text:span text:style-name="T1">usuário não cadastrado</text:span></text:p>
      <text:p text:style-name="P2">1.b O usuário <text:span text:style-name="T1">realiza o cadastramento</text:span></text:p>
      <text:p text:style-name="Standard">1.c O <text:span text:style-name="T1">Usuário</text:span> retoma ao passo <text:span text:style-name="T1">1</text:span></text:p>
      <text:p text:style-name="Standard"/>
      <text:p text:style-name="P5">Alternativa ao passo 3 -Sistema exibe erro de login</text:p>
      <text:p text:style-name="P5">2.a O sistema informa login ou senha inválidos</text:p>
      <text:p text:style-name="P5">2.b O usuário corrige dados do login</text:p>
      <text:p text:style-name="P5">2.c O sistema retoma ao passo 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5T16:11:09.492000000</dc:date>
    <meta:editing-duration>PT29S</meta:editing-duration>
    <meta:editing-cycles>1</meta:editing-cycles>
    <meta:document-statistic meta:table-count="0" meta:image-count="0" meta:object-count="0" meta:page-count="1" meta:paragraph-count="23" meta:word-count="114" meta:character-count="634" meta:non-whitespace-character-count="539"/>
    <meta:generator>LibreOffice/7.0.3.1$Windows_X86_64 LibreOffice_project/d7547858d014d4cf69878db179d326fc3483e082</meta:generator>
  </office:meta>
</office:document-meta>
</file>